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583191" calcext:value-type="float">
            <text:p>0.97583191</text:p>
          </table:table-cell>
          <table:table-cell office:value-type="float" office:value="0.00429183" calcext:value-type="float">
            <text:p>0.00429183</text:p>
          </table:table-cell>
          <table:table-cell office:value-type="float" office:value="0.00580395" calcext:value-type="float">
            <text:p>0.00580395</text:p>
          </table:table-cell>
          <table:table-cell office:value-type="float" office:value="0.01407231" calcext:value-type="float">
            <text:p>0.01407231</text:p>
          </table:table-cell>
          <table:table-cell office:value-type="float" office:value="0.01061049" calcext:value-type="float">
            <text:p>0.01061049</text:p>
          </table:table-cell>
          <table:table-cell office:value-type="float" office:value="0.95939067" calcext:value-type="float">
            <text:p>0.95939067</text:p>
          </table:table-cell>
          <table:table-cell table:style-name="ce1" office:value-type="float" office:value="0.000007618" calcext:value-type="float">
            <text:p>7.62E-06</text:p>
          </table:table-cell>
          <table:table-cell office:value-type="float" office:value="0.02999121" calcext:value-type="float">
            <text:p>0.02999121</text:p>
          </table:table-cell>
          <table:table-cell office:value-type="float" office:value="0.02290758" calcext:value-type="float">
            <text:p>0.02290758</text:p>
          </table:table-cell>
          <table:table-cell office:value-type="float" office:value="0.00009974" calcext:value-type="float">
            <text:p>9.974E-05</text:p>
          </table:table-cell>
          <table:table-cell office:value-type="float" office:value="0.90019648" calcext:value-type="float">
            <text:p>0.90019648</text:p>
          </table:table-cell>
          <table:table-cell office:value-type="float" office:value="0.07679621" calcext:value-type="float">
            <text:p>0.076796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452351" calcext:value-type="float">
            <text:p>0.97452351</text:p>
          </table:table-cell>
          <table:table-cell office:value-type="float" office:value="0.00430062" calcext:value-type="float">
            <text:p>0.00430062</text:p>
          </table:table-cell>
          <table:table-cell office:value-type="float" office:value="0.00632823" calcext:value-type="float">
            <text:p>0.00632823</text:p>
          </table:table-cell>
          <table:table-cell office:value-type="float" office:value="0.01484764" calcext:value-type="float">
            <text:p>0.01484764</text:p>
          </table:table-cell>
          <table:table-cell office:value-type="float" office:value="0.01055821" calcext:value-type="float">
            <text:p>0.01055821</text:p>
          </table:table-cell>
          <table:table-cell office:value-type="float" office:value="0.95790354" calcext:value-type="float">
            <text:p>0.95790354</text:p>
          </table:table-cell>
          <table:table-cell table:style-name="ce1" office:value-type="float" office:value="0.000008276" calcext:value-type="float">
            <text:p>8.28E-06</text:p>
          </table:table-cell>
          <table:table-cell office:value-type="float" office:value="0.03152997" calcext:value-type="float">
            <text:p>0.03152997</text:p>
          </table:table-cell>
          <table:table-cell office:value-type="float" office:value="0.02107462" calcext:value-type="float">
            <text:p>0.02107462</text:p>
          </table:table-cell>
          <table:table-cell office:value-type="float" office:value="0.00009207" calcext:value-type="float">
            <text:p>9.207E-05</text:p>
          </table:table-cell>
          <table:table-cell office:value-type="float" office:value="0.90418928" calcext:value-type="float">
            <text:p>0.90418928</text:p>
          </table:table-cell>
          <table:table-cell office:value-type="float" office:value="0.07464403" calcext:value-type="float">
            <text:p>0.074644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305833" calcext:value-type="float">
            <text:p>0.97305833</text:p>
          </table:table-cell>
          <table:table-cell office:value-type="float" office:value="0.00431587" calcext:value-type="float">
            <text:p>0.00431587</text:p>
          </table:table-cell>
          <table:table-cell office:value-type="float" office:value="0.00689542" calcext:value-type="float">
            <text:p>0.00689542</text:p>
          </table:table-cell>
          <table:table-cell office:value-type="float" office:value="0.01573038" calcext:value-type="float">
            <text:p>0.01573038</text:p>
          </table:table-cell>
          <table:table-cell office:value-type="float" office:value="0.01048721" calcext:value-type="float">
            <text:p>0.01048721</text:p>
          </table:table-cell>
          <table:table-cell office:value-type="float" office:value="0.95627398" calcext:value-type="float">
            <text:p>0.95627398</text:p>
          </table:table-cell>
          <table:table-cell table:style-name="ce1" office:value-type="float" office:value="0.000008971" calcext:value-type="float">
            <text:p>8.97E-06</text:p>
          </table:table-cell>
          <table:table-cell office:value-type="float" office:value="0.03322984" calcext:value-type="float">
            <text:p>0.03322984</text:p>
          </table:table-cell>
          <table:table-cell office:value-type="float" office:value="0.01938644" calcext:value-type="float">
            <text:p>0.01938644</text:p>
          </table:table-cell>
          <table:table-cell office:value-type="float" office:value="0.00008512" calcext:value-type="float">
            <text:p>8.512E-05</text:p>
          </table:table-cell>
          <table:table-cell office:value-type="float" office:value="0.90767191" calcext:value-type="float">
            <text:p>0.90767191</text:p>
          </table:table-cell>
          <table:table-cell office:value-type="float" office:value="0.07285654" calcext:value-type="float">
            <text:p>0.072856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141985" calcext:value-type="float">
            <text:p>0.97141985</text:p>
          </table:table-cell>
          <table:table-cell office:value-type="float" office:value="0.00433758" calcext:value-type="float">
            <text:p>0.00433758</text:p>
          </table:table-cell>
          <table:table-cell office:value-type="float" office:value="0.00750844" calcext:value-type="float">
            <text:p>0.00750844</text:p>
          </table:table-cell>
          <table:table-cell office:value-type="float" office:value="0.01673413" calcext:value-type="float">
            <text:p>0.01673413</text:p>
          </table:table-cell>
          <table:table-cell office:value-type="float" office:value="0.01039767" calcext:value-type="float">
            <text:p>0.01039767</text:p>
          </table:table-cell>
          <table:table-cell office:value-type="float" office:value="0.95448509" calcext:value-type="float">
            <text:p>0.95448509</text:p>
          </table:table-cell>
          <table:table-cell table:style-name="ce1" office:value-type="float" office:value="0.000009701" calcext:value-type="float">
            <text:p>9.70E-06</text:p>
          </table:table-cell>
          <table:table-cell office:value-type="float" office:value="0.03510753" calcext:value-type="float">
            <text:p>0.03510753</text:p>
          </table:table-cell>
          <table:table-cell office:value-type="float" office:value="0.01783247" calcext:value-type="float">
            <text:p>0.01783247</text:p>
          </table:table-cell>
          <table:table-cell office:value-type="float" office:value="0.00007882" calcext:value-type="float">
            <text:p>7.882E-05</text:p>
          </table:table-cell>
          <table:table-cell office:value-type="float" office:value="0.9106756" calcext:value-type="float">
            <text:p>0.9106756</text:p>
          </table:table-cell>
          <table:table-cell office:value-type="float" office:value="0.0714131" calcext:value-type="float">
            <text:p>0.0714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958911" calcext:value-type="float">
            <text:p>0.96958911</text:p>
          </table:table-cell>
          <table:table-cell office:value-type="float" office:value="0.00436574" calcext:value-type="float">
            <text:p>0.00436574</text:p>
          </table:table-cell>
          <table:table-cell office:value-type="float" office:value="0.00817037" calcext:value-type="float">
            <text:p>0.00817037</text:p>
          </table:table-cell>
          <table:table-cell office:value-type="float" office:value="0.01787477" calcext:value-type="float">
            <text:p>0.01787477</text:p>
          </table:table-cell>
          <table:table-cell office:value-type="float" office:value="0.01028987" calcext:value-type="float">
            <text:p>0.01028987</text:p>
          </table:table-cell>
          <table:table-cell office:value-type="float" office:value="0.95251785" calcext:value-type="float">
            <text:p>0.95251785</text:p>
          </table:table-cell>
          <table:table-cell office:value-type="float" office:value="0.00001047" calcext:value-type="float">
            <text:p>1.047E-05</text:p>
          </table:table-cell>
          <table:table-cell office:value-type="float" office:value="0.03718181" calcext:value-type="float">
            <text:p>0.03718181</text:p>
          </table:table-cell>
          <table:table-cell office:value-type="float" office:value="0.01640269" calcext:value-type="float">
            <text:p>0.01640269</text:p>
          </table:table-cell>
          <table:table-cell office:value-type="float" office:value="0.00007311" calcext:value-type="float">
            <text:p>7.311E-05</text:p>
          </table:table-cell>
          <table:table-cell office:value-type="float" office:value="0.91322697" calcext:value-type="float">
            <text:p>0.91322697</text:p>
          </table:table-cell>
          <table:table-cell office:value-type="float" office:value="0.07029722" calcext:value-type="float">
            <text:p>0.070297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754442" calcext:value-type="float">
            <text:p>0.96754442</text:p>
          </table:table-cell>
          <table:table-cell office:value-type="float" office:value="0.00440039" calcext:value-type="float">
            <text:p>0.00440039</text:p>
          </table:table-cell>
          <table:table-cell office:value-type="float" office:value="0.00888437" calcext:value-type="float">
            <text:p>0.00888437</text:p>
          </table:table-cell>
          <table:table-cell office:value-type="float" office:value="0.01917083" calcext:value-type="float">
            <text:p>0.01917083</text:p>
          </table:table-cell>
          <table:table-cell office:value-type="float" office:value="0.01016414" calcext:value-type="float">
            <text:p>0.01016414</text:p>
          </table:table-cell>
          <table:table-cell office:value-type="float" office:value="0.95035081" calcext:value-type="float">
            <text:p>0.95035081</text:p>
          </table:table-cell>
          <table:table-cell office:value-type="float" office:value="0.00001127" calcext:value-type="float">
            <text:p>1.127E-05</text:p>
          </table:table-cell>
          <table:table-cell office:value-type="float" office:value="0.03947378" calcext:value-type="float">
            <text:p>0.03947378</text:p>
          </table:table-cell>
          <table:table-cell office:value-type="float" office:value="0.01508764" calcext:value-type="float">
            <text:p>0.01508764</text:p>
          </table:table-cell>
          <table:table-cell office:value-type="float" office:value="0.00006793" calcext:value-type="float">
            <text:p>6.793E-05</text:p>
          </table:table-cell>
          <table:table-cell office:value-type="float" office:value="0.91534814" calcext:value-type="float">
            <text:p>0.91534814</text:p>
          </table:table-cell>
          <table:table-cell office:value-type="float" office:value="0.06949629" calcext:value-type="float">
            <text:p>0.069496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526086" calcext:value-type="float">
            <text:p>0.96526086</text:p>
          </table:table-cell>
          <table:table-cell office:value-type="float" office:value="0.00444155" calcext:value-type="float">
            <text:p>0.00444155</text:p>
          </table:table-cell>
          <table:table-cell office:value-type="float" office:value="0.00965365" calcext:value-type="float">
            <text:p>0.00965365</text:p>
          </table:table-cell>
          <table:table-cell office:value-type="float" office:value="0.02064393" calcext:value-type="float">
            <text:p>0.02064393</text:p>
          </table:table-cell>
          <table:table-cell office:value-type="float" office:value="0.01002091" calcext:value-type="float">
            <text:p>0.01002091</text:p>
          </table:table-cell>
          <table:table-cell office:value-type="float" office:value="0.94795986" calcext:value-type="float">
            <text:p>0.94795986</text:p>
          </table:table-cell>
          <table:table-cell office:value-type="float" office:value="0.0000121" calcext:value-type="float">
            <text:p>1.21E-05</text:p>
          </table:table-cell>
          <table:table-cell office:value-type="float" office:value="0.04200713" calcext:value-type="float">
            <text:p>0.04200713</text:p>
          </table:table-cell>
          <table:table-cell office:value-type="float" office:value="0.01387842" calcext:value-type="float">
            <text:p>0.01387842</text:p>
          </table:table-cell>
          <table:table-cell office:value-type="float" office:value="0.00006322" calcext:value-type="float">
            <text:p>6.322E-05</text:p>
          </table:table-cell>
          <table:table-cell office:value-type="float" office:value="0.91705693" calcext:value-type="float">
            <text:p>0.91705693</text:p>
          </table:table-cell>
          <table:table-cell office:value-type="float" office:value="0.06900143" calcext:value-type="float">
            <text:p>0.069001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270988" calcext:value-type="float">
            <text:p>0.96270988</text:p>
          </table:table-cell>
          <table:table-cell office:value-type="float" office:value="0.00448926" calcext:value-type="float">
            <text:p>0.00448926</text:p>
          </table:table-cell>
          <table:table-cell office:value-type="float" office:value="0.0104815" calcext:value-type="float">
            <text:p>0.0104815</text:p>
          </table:table-cell>
          <table:table-cell office:value-type="float" office:value="0.02231936" calcext:value-type="float">
            <text:p>0.02231936</text:p>
          </table:table-cell>
          <table:table-cell office:value-type="float" office:value="0.00986066" calcext:value-type="float">
            <text:p>0.00986066</text:p>
          </table:table-cell>
          <table:table-cell office:value-type="float" office:value="0.94531789" calcext:value-type="float">
            <text:p>0.94531789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04480849" calcext:value-type="float">
            <text:p>0.04480849</text:p>
          </table:table-cell>
          <table:table-cell office:value-type="float" office:value="0.0127667" calcext:value-type="float">
            <text:p>0.0127667</text:p>
          </table:table-cell>
          <table:table-cell office:value-type="float" office:value="0.00005893" calcext:value-type="float">
            <text:p>5.893E-05</text:p>
          </table:table-cell>
          <table:table-cell office:value-type="float" office:value="0.91836695" calcext:value-type="float">
            <text:p>0.91836695</text:p>
          </table:table-cell>
          <table:table-cell office:value-type="float" office:value="0.06880741" calcext:value-type="float">
            <text:p>0.068807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985863" calcext:value-type="float">
            <text:p>0.95985863</text:p>
          </table:table-cell>
          <table:table-cell office:value-type="float" office:value="0.00454355" calcext:value-type="float">
            <text:p>0.00454355</text:p>
          </table:table-cell>
          <table:table-cell office:value-type="float" office:value="0.01137121" calcext:value-type="float">
            <text:p>0.01137121</text:p>
          </table:table-cell>
          <table:table-cell office:value-type="float" office:value="0.02422661" calcext:value-type="float">
            <text:p>0.02422661</text:p>
          </table:table-cell>
          <table:table-cell office:value-type="float" office:value="0.00968394" calcext:value-type="float">
            <text:p>0.00968394</text:p>
          </table:table-cell>
          <table:table-cell office:value-type="float" office:value="0.94239448" calcext:value-type="float">
            <text:p>0.94239448</text:p>
          </table:table-cell>
          <table:table-cell office:value-type="float" office:value="0.00001385" calcext:value-type="float">
            <text:p>1.385E-05</text:p>
          </table:table-cell>
          <table:table-cell office:value-type="float" office:value="0.04790773" calcext:value-type="float">
            <text:p>0.04790773</text:p>
          </table:table-cell>
          <table:table-cell office:value-type="float" office:value="0.01174472" calcext:value-type="float">
            <text:p>0.01174472</text:p>
          </table:table-cell>
          <table:table-cell office:value-type="float" office:value="0.00005503" calcext:value-type="float">
            <text:p>5.503E-05</text:p>
          </table:table-cell>
          <table:table-cell office:value-type="float" office:value="0.91928771" calcext:value-type="float">
            <text:p>0.91928771</text:p>
          </table:table-cell>
          <table:table-cell office:value-type="float" office:value="0.06891254" calcext:value-type="float">
            <text:p>0.068912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666935" calcext:value-type="float">
            <text:p>0.95666935</text:p>
          </table:table-cell>
          <table:table-cell office:value-type="float" office:value="0.00460445" calcext:value-type="float">
            <text:p>0.00460445</text:p>
          </table:table-cell>
          <table:table-cell office:value-type="float" office:value="0.01232601" calcext:value-type="float">
            <text:p>0.01232601</text:p>
          </table:table-cell>
          <table:table-cell office:value-type="float" office:value="0.02640019" calcext:value-type="float">
            <text:p>0.02640019</text:p>
          </table:table-cell>
          <table:table-cell office:value-type="float" office:value="0.00949136" calcext:value-type="float">
            <text:p>0.00949136</text:p>
          </table:table-cell>
          <table:table-cell office:value-type="float" office:value="0.93915554" calcext:value-type="float">
            <text:p>0.93915554</text:p>
          </table:table-cell>
          <table:table-cell office:value-type="float" office:value="0.00001476" calcext:value-type="float">
            <text:p>1.476E-05</text:p>
          </table:table-cell>
          <table:table-cell office:value-type="float" office:value="0.05133834" calcext:value-type="float">
            <text:p>0.05133834</text:p>
          </table:table-cell>
          <table:table-cell office:value-type="float" office:value="0.01080525" calcext:value-type="float">
            <text:p>0.01080525</text:p>
          </table:table-cell>
          <table:table-cell office:value-type="float" office:value="0.00005148" calcext:value-type="float">
            <text:p>5.148E-05</text:p>
          </table:table-cell>
          <table:table-cell office:value-type="float" office:value="0.91982458" calcext:value-type="float">
            <text:p>0.91982458</text:p>
          </table:table-cell>
          <table:table-cell office:value-type="float" office:value="0.06931868" calcext:value-type="float">
            <text:p>0.069318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309856" calcext:value-type="float">
            <text:p>0.95309856</text:p>
          </table:table-cell>
          <table:table-cell office:value-type="float" office:value="0.00467199" calcext:value-type="float">
            <text:p>0.00467199</text:p>
          </table:table-cell>
          <table:table-cell office:value-type="float" office:value="0.01334903" calcext:value-type="float">
            <text:p>0.01334903</text:p>
          </table:table-cell>
          <table:table-cell office:value-type="float" office:value="0.02888041" calcext:value-type="float">
            <text:p>0.02888041</text:p>
          </table:table-cell>
          <table:table-cell office:value-type="float" office:value="0.00928359" calcext:value-type="float">
            <text:p>0.00928359</text:p>
          </table:table-cell>
          <table:table-cell office:value-type="float" office:value="0.93556287" calcext:value-type="float">
            <text:p>0.93556287</text:p>
          </table:table-cell>
          <table:table-cell office:value-type="float" office:value="0.0000157" calcext:value-type="float">
            <text:p>1.57E-05</text:p>
          </table:table-cell>
          <table:table-cell office:value-type="float" office:value="0.05513784" calcext:value-type="float">
            <text:p>0.05513784</text:p>
          </table:table-cell>
          <table:table-cell office:value-type="float" office:value="0.0099416" calcext:value-type="float">
            <text:p>0.0099416</text:p>
          </table:table-cell>
          <table:table-cell office:value-type="float" office:value="0.00004824" calcext:value-type="float">
            <text:p>4.824E-05</text:p>
          </table:table-cell>
          <table:table-cell office:value-type="float" office:value="0.91997884" calcext:value-type="float">
            <text:p>0.91997884</text:p>
          </table:table-cell>
          <table:table-cell office:value-type="float" office:value="0.07003131" calcext:value-type="float">
            <text:p>0.070031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909621" calcext:value-type="float">
            <text:p>0.94909621</text:p>
          </table:table-cell>
          <table:table-cell office:value-type="float" office:value="0.00474616" calcext:value-type="float">
            <text:p>0.00474616</text:p>
          </table:table-cell>
          <table:table-cell office:value-type="float" office:value="0.0144432" calcext:value-type="float">
            <text:p>0.0144432</text:p>
          </table:table-cell>
          <table:table-cell office:value-type="float" office:value="0.03171443" calcext:value-type="float">
            <text:p>0.03171443</text:p>
          </table:table-cell>
          <table:table-cell office:value-type="float" office:value="0.00906135" calcext:value-type="float">
            <text:p>0.00906135</text:p>
          </table:table-cell>
          <table:table-cell office:value-type="float" office:value="0.93157381" calcext:value-type="float">
            <text:p>0.93157381</text:p>
          </table:table-cell>
          <table:table-cell office:value-type="float" office:value="0.00001665" calcext:value-type="float">
            <text:p>1.665E-05</text:p>
          </table:table-cell>
          <table:table-cell office:value-type="float" office:value="0.05934819" calcext:value-type="float">
            <text:p>0.05934819</text:p>
          </table:table-cell>
          <table:table-cell office:value-type="float" office:value="0.00914758" calcext:value-type="float">
            <text:p>0.00914758</text:p>
          </table:table-cell>
          <table:table-cell office:value-type="float" office:value="0.00004528" calcext:value-type="float">
            <text:p>4.528E-05</text:p>
          </table:table-cell>
          <table:table-cell office:value-type="float" office:value="0.91974753" calcext:value-type="float">
            <text:p>0.91974753</text:p>
          </table:table-cell>
          <table:table-cell office:value-type="float" office:value="0.07105961" calcext:value-type="float">
            <text:p>0.071059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4460461" calcext:value-type="float">
            <text:p>0.94460461</text:p>
          </table:table-cell>
          <table:table-cell office:value-type="float" office:value="0.00482691" calcext:value-type="float">
            <text:p>0.00482691</text:p>
          </table:table-cell>
          <table:table-cell office:value-type="float" office:value="0.01561114" calcext:value-type="float">
            <text:p>0.01561114</text:p>
          </table:table-cell>
          <table:table-cell office:value-type="float" office:value="0.03495734" calcext:value-type="float">
            <text:p>0.03495734</text:p>
          </table:table-cell>
          <table:table-cell office:value-type="float" office:value="0.00882539" calcext:value-type="float">
            <text:p>0.00882539</text:p>
          </table:table-cell>
          <table:table-cell office:value-type="float" office:value="0.92714072" calcext:value-type="float">
            <text:p>0.92714072</text:p>
          </table:table-cell>
          <table:table-cell office:value-type="float" office:value="0.00001761" calcext:value-type="float">
            <text:p>1.761E-05</text:p>
          </table:table-cell>
          <table:table-cell office:value-type="float" office:value="0.06401628" calcext:value-type="float">
            <text:p>0.06401628</text:p>
          </table:table-cell>
          <table:table-cell office:value-type="float" office:value="0.00841744" calcext:value-type="float">
            <text:p>0.00841744</text:p>
          </table:table-cell>
          <table:table-cell office:value-type="float" office:value="0.00004258" calcext:value-type="float">
            <text:p>4.258E-05</text:p>
          </table:table-cell>
          <table:table-cell office:value-type="float" office:value="0.91912334" calcext:value-type="float">
            <text:p>0.91912334</text:p>
          </table:table-cell>
          <table:table-cell office:value-type="float" office:value="0.07241665" calcext:value-type="float">
            <text:p>0.072416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955729" calcext:value-type="float">
            <text:p>0.93955729</text:p>
          </table:table-cell>
          <table:table-cell office:value-type="float" office:value="0.00491416" calcext:value-type="float">
            <text:p>0.00491416</text:p>
          </table:table-cell>
          <table:table-cell office:value-type="float" office:value="0.01685501" calcext:value-type="float">
            <text:p>0.01685501</text:p>
          </table:table-cell>
          <table:table-cell office:value-type="float" office:value="0.03867354" calcext:value-type="float">
            <text:p>0.03867354</text:p>
          </table:table-cell>
          <table:table-cell office:value-type="float" office:value="0.00857653" calcext:value-type="float">
            <text:p>0.00857653</text:p>
          </table:table-cell>
          <table:table-cell office:value-type="float" office:value="0.92221058" calcext:value-type="float">
            <text:p>0.92221058</text:p>
          </table:table-cell>
          <table:table-cell office:value-type="float" office:value="0.00001857" calcext:value-type="float">
            <text:p>1.857E-05</text:p>
          </table:table-cell>
          <table:table-cell office:value-type="float" office:value="0.06919431" calcext:value-type="float">
            <text:p>0.06919431</text:p>
          </table:table-cell>
          <table:table-cell office:value-type="float" office:value="0.0077459" calcext:value-type="float">
            <text:p>0.0077459</text:p>
          </table:table-cell>
          <table:table-cell office:value-type="float" office:value="0.00004011" calcext:value-type="float">
            <text:p>4.011E-05</text:p>
          </table:table-cell>
          <table:table-cell office:value-type="float" office:value="0.91809439" calcext:value-type="float">
            <text:p>0.91809439</text:p>
          </table:table-cell>
          <table:table-cell office:value-type="float" office:value="0.0741196" calcext:value-type="float">
            <text:p>0.07411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338777" calcext:value-type="float">
            <text:p>0.9338777</text:p>
          </table:table-cell>
          <table:table-cell office:value-type="float" office:value="0.00500774" calcext:value-type="float">
            <text:p>0.00500774</text:p>
          </table:table-cell>
          <table:table-cell office:value-type="float" office:value="0.01817637" calcext:value-type="float">
            <text:p>0.01817637</text:p>
          </table:table-cell>
          <table:table-cell office:value-type="float" office:value="0.04293819" calcext:value-type="float">
            <text:p>0.04293819</text:p>
          </table:table-cell>
          <table:table-cell office:value-type="float" office:value="0.00831561" calcext:value-type="float">
            <text:p>0.00831561</text:p>
          </table:table-cell>
          <table:table-cell office:value-type="float" office:value="0.9167245" calcext:value-type="float">
            <text:p>0.9167245</text:p>
          </table:table-cell>
          <table:table-cell office:value-type="float" office:value="0.00001954" calcext:value-type="float">
            <text:p>1.954E-05</text:p>
          </table:table-cell>
          <table:table-cell office:value-type="float" office:value="0.07494035" calcext:value-type="float">
            <text:p>0.07494035</text:p>
          </table:table-cell>
          <table:table-cell office:value-type="float" office:value="0.00712811" calcext:value-type="float">
            <text:p>0.00712811</text:p>
          </table:table-cell>
          <table:table-cell office:value-type="float" office:value="0.00003784" calcext:value-type="float">
            <text:p>3.784E-05</text:p>
          </table:table-cell>
          <table:table-cell office:value-type="float" office:value="0.91664402" calcext:value-type="float">
            <text:p>0.91664402</text:p>
          </table:table-cell>
          <table:table-cell office:value-type="float" office:value="0.07619003" calcext:value-type="float">
            <text:p>0.07619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747781" calcext:value-type="float">
            <text:p>0.92747781</text:p>
          </table:table-cell>
          <table:table-cell office:value-type="float" office:value="0.00510742" calcext:value-type="float">
            <text:p>0.00510742</text:p>
          </table:table-cell>
          <table:table-cell office:value-type="float" office:value="0.01957591" calcext:value-type="float">
            <text:p>0.01957591</text:p>
          </table:table-cell>
          <table:table-cell office:value-type="float" office:value="0.04783887" calcext:value-type="float">
            <text:p>0.04783887</text:p>
          </table:table-cell>
          <table:table-cell office:value-type="float" office:value="0.0080435" calcext:value-type="float">
            <text:p>0.0080435</text:p>
          </table:table-cell>
          <table:table-cell office:value-type="float" office:value="0.91061731" calcext:value-type="float">
            <text:p>0.91061731</text:p>
          </table:table-cell>
          <table:table-cell office:value-type="float" office:value="0.00002049" calcext:value-type="float">
            <text:p>2.049E-05</text:p>
          </table:table-cell>
          <table:table-cell office:value-type="float" office:value="0.0813187" calcext:value-type="float">
            <text:p>0.0813187</text:p>
          </table:table-cell>
          <table:table-cell office:value-type="float" office:value="0.00655956" calcext:value-type="float">
            <text:p>0.00655956</text:p>
          </table:table-cell>
          <table:table-cell office:value-type="float" office:value="0.00003576" calcext:value-type="float">
            <text:p>3.576E-05</text:p>
          </table:table-cell>
          <table:table-cell office:value-type="float" office:value="0.91475039" calcext:value-type="float">
            <text:p>0.91475039</text:p>
          </table:table-cell>
          <table:table-cell office:value-type="float" office:value="0.07865429" calcext:value-type="float">
            <text:p>0.078654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025653" calcext:value-type="float">
            <text:p>0.92025653</text:p>
          </table:table-cell>
          <table:table-cell office:value-type="float" office:value="0.00521282" calcext:value-type="float">
            <text:p>0.00521282</text:p>
          </table:table-cell>
          <table:table-cell office:value-type="float" office:value="0.02105322" calcext:value-type="float">
            <text:p>0.02105322</text:p>
          </table:table-cell>
          <table:table-cell office:value-type="float" office:value="0.05347743" calcext:value-type="float">
            <text:p>0.05347743</text:p>
          </table:table-cell>
          <table:table-cell office:value-type="float" office:value="0.00776111" calcext:value-type="float">
            <text:p>0.00776111</text:p>
          </table:table-cell>
          <table:table-cell office:value-type="float" office:value="0.90381715" calcext:value-type="float">
            <text:p>0.90381715</text:p>
          </table:table-cell>
          <table:table-cell office:value-type="float" office:value="0.00002143" calcext:value-type="float">
            <text:p>2.143E-05</text:p>
          </table:table-cell>
          <table:table-cell office:value-type="float" office:value="0.0884003" calcext:value-type="float">
            <text:p>0.0884003</text:p>
          </table:table-cell>
          <table:table-cell office:value-type="float" office:value="0.00603615" calcext:value-type="float">
            <text:p>0.00603615</text:p>
          </table:table-cell>
          <table:table-cell office:value-type="float" office:value="0.00003385" calcext:value-type="float">
            <text:p>3.385E-05</text:p>
          </table:table-cell>
          <table:table-cell office:value-type="float" office:value="0.9123861" calcext:value-type="float">
            <text:p>0.9123861</text:p>
          </table:table-cell>
          <table:table-cell office:value-type="float" office:value="0.08154391" calcext:value-type="float">
            <text:p>0.081543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1209818" calcext:value-type="float">
            <text:p>0.91209818</text:p>
          </table:table-cell>
          <table:table-cell office:value-type="float" office:value="0.00532342" calcext:value-type="float">
            <text:p>0.00532342</text:p>
          </table:table-cell>
          <table:table-cell office:value-type="float" office:value="0.02260646" calcext:value-type="float">
            <text:p>0.02260646</text:p>
          </table:table-cell>
          <table:table-cell office:value-type="float" office:value="0.05997195" calcext:value-type="float">
            <text:p>0.05997195</text:p>
          </table:table-cell>
          <table:table-cell office:value-type="float" office:value="0.00746939" calcext:value-type="float">
            <text:p>0.00746939</text:p>
          </table:table-cell>
          <table:table-cell office:value-type="float" office:value="0.8962452" calcext:value-type="float">
            <text:p>0.8962452</text:p>
          </table:table-cell>
          <table:table-cell office:value-type="float" office:value="0.00002235" calcext:value-type="float">
            <text:p>2.235E-05</text:p>
          </table:table-cell>
          <table:table-cell office:value-type="float" office:value="0.09626306" calcext:value-type="float">
            <text:p>0.09626306</text:p>
          </table:table-cell>
          <table:table-cell office:value-type="float" office:value="0.00555407" calcext:value-type="float">
            <text:p>0.00555407</text:p>
          </table:table-cell>
          <table:table-cell office:value-type="float" office:value="0.00003209" calcext:value-type="float">
            <text:p>3.209E-05</text:p>
          </table:table-cell>
          <table:table-cell office:value-type="float" office:value="0.90951775" calcext:value-type="float">
            <text:p>0.90951775</text:p>
          </table:table-cell>
          <table:table-cell office:value-type="float" office:value="0.0848961" calcext:value-type="float">
            <text:p>0.08489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028709" calcext:value-type="float">
            <text:p>0.9028709</text:p>
          </table:table-cell>
          <table:table-cell office:value-type="float" office:value="0.00543851" calcext:value-type="float">
            <text:p>0.00543851</text:p>
          </table:table-cell>
          <table:table-cell office:value-type="float" office:value="0.02423192" calcext:value-type="float">
            <text:p>0.02423192</text:p>
          </table:table-cell>
          <table:table-cell office:value-type="float" office:value="0.06745868" calcext:value-type="float">
            <text:p>0.06745868</text:p>
          </table:table-cell>
          <table:table-cell office:value-type="float" office:value="0.00716929" calcext:value-type="float">
            <text:p>0.00716929</text:p>
          </table:table-cell>
          <table:table-cell office:value-type="float" office:value="0.88781547" calcext:value-type="float">
            <text:p>0.88781547</text:p>
          </table:table-cell>
          <table:table-cell office:value-type="float" office:value="0.00002323" calcext:value-type="float">
            <text:p>2.323E-05</text:p>
          </table:table-cell>
          <table:table-cell office:value-type="float" office:value="0.10499201" calcext:value-type="float">
            <text:p>0.10499201</text:p>
          </table:table-cell>
          <table:table-cell office:value-type="float" office:value="0.00510984" calcext:value-type="float">
            <text:p>0.00510984</text:p>
          </table:table-cell>
          <table:table-cell office:value-type="float" office:value="0.00003047" calcext:value-type="float">
            <text:p>3.047E-05</text:p>
          </table:table-cell>
          <table:table-cell office:value-type="float" office:value="0.90610535" calcext:value-type="float">
            <text:p>0.90610535</text:p>
          </table:table-cell>
          <table:table-cell office:value-type="float" office:value="0.08875434" calcext:value-type="float">
            <text:p>0.088754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9242531" calcext:value-type="float">
            <text:p>0.89242531</text:p>
          </table:table-cell>
          <table:table-cell office:value-type="float" office:value="0.00555713" calcext:value-type="float">
            <text:p>0.00555713</text:p>
          </table:table-cell>
          <table:table-cell office:value-type="float" office:value="0.0259236" calcext:value-type="float">
            <text:p>0.0259236</text:p>
          </table:table-cell>
          <table:table-cell office:value-type="float" office:value="0.07609397" calcext:value-type="float">
            <text:p>0.07609397</text:p>
          </table:table-cell>
          <table:table-cell office:value-type="float" office:value="0.00686181" calcext:value-type="float">
            <text:p>0.00686181</text:p>
          </table:table-cell>
          <table:table-cell office:value-type="float" office:value="0.87843488" calcext:value-type="float">
            <text:p>0.87843488</text:p>
          </table:table-cell>
          <table:table-cell office:value-type="float" office:value="0.00002406" calcext:value-type="float">
            <text:p>2.406E-05</text:p>
          </table:table-cell>
          <table:table-cell office:value-type="float" office:value="0.11467925" calcext:value-type="float">
            <text:p>0.11467925</text:p>
          </table:table-cell>
          <table:table-cell office:value-type="float" office:value="0.00470027" calcext:value-type="float">
            <text:p>0.00470027</text:p>
          </table:table-cell>
          <table:table-cell office:value-type="float" office:value="0.00002897" calcext:value-type="float">
            <text:p>2.897E-05</text:p>
          </table:table-cell>
          <table:table-cell office:value-type="float" office:value="0.90210176" calcext:value-type="float">
            <text:p>0.90210176</text:p>
          </table:table-cell>
          <table:table-cell office:value-type="float" office:value="0.093169" calcext:value-type="float">
            <text:p>0.0931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8059345" calcext:value-type="float">
            <text:p>0.88059345</text:p>
          </table:table-cell>
          <table:table-cell office:value-type="float" office:value="0.00567803" calcext:value-type="float">
            <text:p>0.00567803</text:p>
          </table:table-cell>
          <table:table-cell office:value-type="float" office:value="0.0276726" calcext:value-type="float">
            <text:p>0.0276726</text:p>
          </table:table-cell>
          <table:table-cell office:value-type="float" office:value="0.08605591" calcext:value-type="float">
            <text:p>0.08605591</text:p>
          </table:table-cell>
          <table:table-cell office:value-type="float" office:value="0.00654796" calcext:value-type="float">
            <text:p>0.00654796</text:p>
          </table:table-cell>
          <table:table-cell office:value-type="float" office:value="0.86800352" calcext:value-type="float">
            <text:p>0.86800352</text:p>
          </table:table-cell>
          <table:table-cell office:value-type="float" office:value="0.00002484" calcext:value-type="float">
            <text:p>2.484E-05</text:p>
          </table:table-cell>
          <table:table-cell office:value-type="float" office:value="0.12542368" calcext:value-type="float">
            <text:p>0.12542368</text:p>
          </table:table-cell>
          <table:table-cell office:value-type="float" office:value="0.00432242" calcext:value-type="float">
            <text:p>0.00432242</text:p>
          </table:table-cell>
          <table:table-cell office:value-type="float" office:value="0.00002759" calcext:value-type="float">
            <text:p>2.759E-05</text:p>
          </table:table-cell>
          <table:table-cell office:value-type="float" office:value="0.89745196" calcext:value-type="float">
            <text:p>0.89745196</text:p>
          </table:table-cell>
          <table:table-cell office:value-type="float" office:value="0.09819802" calcext:value-type="float">
            <text:p>0.098198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718854" calcext:value-type="float">
            <text:p>0.86718854</text:p>
          </table:table-cell>
          <table:table-cell office:value-type="float" office:value="0.00579962" calcext:value-type="float">
            <text:p>0.00579962</text:p>
          </table:table-cell>
          <table:table-cell office:value-type="float" office:value="0.02946655" calcext:value-type="float">
            <text:p>0.02946655</text:p>
          </table:table-cell>
          <table:table-cell office:value-type="float" office:value="0.09754529" calcext:value-type="float">
            <text:p>0.09754529</text:p>
          </table:table-cell>
          <table:table-cell office:value-type="float" office:value="0.00622882" calcext:value-type="float">
            <text:p>0.00622882</text:p>
          </table:table-cell>
          <table:table-cell office:value-type="float" office:value="0.85641535" calcext:value-type="float">
            <text:p>0.85641535</text:p>
          </table:table-cell>
          <table:table-cell office:value-type="float" office:value="0.00002555" calcext:value-type="float">
            <text:p>2.555E-05</text:p>
          </table:table-cell>
          <table:table-cell office:value-type="float" office:value="0.13733028" calcext:value-type="float">
            <text:p>0.13733028</text:p>
          </table:table-cell>
          <table:table-cell office:value-type="float" office:value="0.00397361" calcext:value-type="float">
            <text:p>0.00397361</text:p>
          </table:table-cell>
          <table:table-cell office:value-type="float" office:value="0.00002631" calcext:value-type="float">
            <text:p>2.631E-05</text:p>
          </table:table-cell>
          <table:table-cell office:value-type="float" office:value="0.8920924" calcext:value-type="float">
            <text:p>0.8920924</text:p>
          </table:table-cell>
          <table:table-cell office:value-type="float" office:value="0.10390769" calcext:value-type="float">
            <text:p>0.103907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5200566" calcext:value-type="float">
            <text:p>0.85200566</text:p>
          </table:table-cell>
          <table:table-cell office:value-type="float" office:value="0.00591987" calcext:value-type="float">
            <text:p>0.00591987</text:p>
          </table:table-cell>
          <table:table-cell office:value-type="float" office:value="0.03128884" calcext:value-type="float">
            <text:p>0.03128884</text:p>
          </table:table-cell>
          <table:table-cell office:value-type="float" office:value="0.11078563" calcext:value-type="float">
            <text:p>0.11078563</text:p>
          </table:table-cell>
          <table:table-cell office:value-type="float" office:value="0.00590546" calcext:value-type="float">
            <text:p>0.00590546</text:p>
          </table:table-cell>
          <table:table-cell office:value-type="float" office:value="0.8435594" calcext:value-type="float">
            <text:p>0.8435594</text:p>
          </table:table-cell>
          <table:table-cell office:value-type="float" office:value="0.00002618" calcext:value-type="float">
            <text:p>2.618E-05</text:p>
          </table:table-cell>
          <table:table-cell office:value-type="float" office:value="0.15050896" calcext:value-type="float">
            <text:p>0.15050896</text:p>
          </table:table-cell>
          <table:table-cell office:value-type="float" office:value="0.00365135" calcext:value-type="float">
            <text:p>0.00365135</text:p>
          </table:table-cell>
          <table:table-cell office:value-type="float" office:value="0.00002511" calcext:value-type="float">
            <text:p>2.511E-05</text:p>
          </table:table-cell>
          <table:table-cell office:value-type="float" office:value="0.88595022" calcext:value-type="float">
            <text:p>0.88595022</text:p>
          </table:table-cell>
          <table:table-cell office:value-type="float" office:value="0.11037332" calcext:value-type="float">
            <text:p>0.110373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3482426" calcext:value-type="float">
            <text:p>0.83482426</text:p>
          </table:table-cell>
          <table:table-cell office:value-type="float" office:value="0.00603625" calcext:value-type="float">
            <text:p>0.00603625</text:p>
          </table:table-cell>
          <table:table-cell office:value-type="float" office:value="0.03311794" calcext:value-type="float">
            <text:p>0.03311794</text:p>
          </table:table-cell>
          <table:table-cell office:value-type="float" office:value="0.12602155" calcext:value-type="float">
            <text:p>0.12602155</text:p>
          </table:table-cell>
          <table:table-cell office:value-type="float" office:value="0.00557902" calcext:value-type="float">
            <text:p>0.00557902</text:p>
          </table:table-cell>
          <table:table-cell office:value-type="float" office:value="0.82932148" calcext:value-type="float">
            <text:p>0.82932148</text:p>
          </table:table-cell>
          <table:table-cell office:value-type="float" office:value="0.00002672" calcext:value-type="float">
            <text:p>2.672E-05</text:p>
          </table:table-cell>
          <table:table-cell office:value-type="float" office:value="0.16507278" calcext:value-type="float">
            <text:p>0.16507278</text:p>
          </table:table-cell>
          <table:table-cell office:value-type="float" office:value="0.00335338" calcext:value-type="float">
            <text:p>0.0033533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87894256" calcext:value-type="float">
            <text:p>0.87894256</text:p>
          </table:table-cell>
          <table:table-cell office:value-type="float" office:value="0.11768006" calcext:value-type="float">
            <text:p>0.11768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1541282" calcext:value-type="float">
            <text:p>0.81541282</text:p>
          </table:table-cell>
          <table:table-cell office:value-type="float" office:value="0.00614572" calcext:value-type="float">
            <text:p>0.00614572</text:p>
          </table:table-cell>
          <table:table-cell office:value-type="float" office:value="0.03492665" calcext:value-type="float">
            <text:p>0.03492665</text:p>
          </table:table-cell>
          <table:table-cell office:value-type="float" office:value="0.14351481" calcext:value-type="float">
            <text:p>0.14351481</text:p>
          </table:table-cell>
          <table:table-cell office:value-type="float" office:value="0.00525069" calcext:value-type="float">
            <text:p>0.00525069</text:p>
          </table:table-cell>
          <table:table-cell office:value-type="float" office:value="0.81358677" calcext:value-type="float">
            <text:p>0.81358677</text:p>
          </table:table-cell>
          <table:table-cell office:value-type="float" office:value="0.00002715" calcext:value-type="float">
            <text:p>2.715E-05</text:p>
          </table:table-cell>
          <table:table-cell office:value-type="float" office:value="0.1811354" calcext:value-type="float">
            <text:p>0.1811354</text:p>
          </table:table-cell>
          <table:table-cell office:value-type="float" office:value="0.00307764" calcext:value-type="float">
            <text:p>0.00307764</text:p>
          </table:table-cell>
          <table:table-cell office:value-type="float" office:value="0.00002296" calcext:value-type="float">
            <text:p>2.296E-05</text:p>
          </table:table-cell>
          <table:table-cell office:value-type="float" office:value="0.87097591" calcext:value-type="float">
            <text:p>0.87097591</text:p>
          </table:table-cell>
          <table:table-cell office:value-type="float" office:value="0.12592349" calcext:value-type="float">
            <text:p>0.125923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353674" calcext:value-type="float">
            <text:p>0.79353674</text:p>
          </table:table-cell>
          <table:table-cell office:value-type="float" office:value="0.00624459" calcext:value-type="float">
            <text:p>0.00624459</text:p>
          </table:table-cell>
          <table:table-cell office:value-type="float" office:value="0.03668155" calcext:value-type="float">
            <text:p>0.03668155</text:p>
          </table:table-cell>
          <table:table-cell office:value-type="float" office:value="0.16353712" calcext:value-type="float">
            <text:p>0.16353712</text:p>
          </table:table-cell>
          <table:table-cell office:value-type="float" office:value="0.00492171" calcext:value-type="float">
            <text:p>0.00492171</text:p>
          </table:table-cell>
          <table:table-cell office:value-type="float" office:value="0.79624317" calcext:value-type="float">
            <text:p>0.79624317</text:p>
          </table:table-cell>
          <table:table-cell office:value-type="float" office:value="0.00002746" calcext:value-type="float">
            <text:p>2.746E-05</text:p>
          </table:table-cell>
          <table:table-cell office:value-type="float" office:value="0.19880766" calcext:value-type="float">
            <text:p>0.19880766</text:p>
          </table:table-cell>
          <table:table-cell office:value-type="float" office:value="0.00282221" calcext:value-type="float">
            <text:p>0.00282221</text:p>
          </table:table-cell>
          <table:table-cell office:value-type="float" office:value="0.00002199" calcext:value-type="float">
            <text:p>2.199E-05</text:p>
          </table:table-cell>
          <table:table-cell office:value-type="float" office:value="0.86194562" calcext:value-type="float">
            <text:p>0.86194562</text:p>
          </table:table-cell>
          <table:table-cell office:value-type="float" office:value="0.13521018" calcext:value-type="float">
            <text:p>0.13521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6897017" calcext:value-type="float">
            <text:p>0.76897017</text:p>
          </table:table-cell>
          <table:table-cell office:value-type="float" office:value="0.00632861" calcext:value-type="float">
            <text:p>0.00632861</text:p>
          </table:table-cell>
          <table:table-cell office:value-type="float" office:value="0.03834258" calcext:value-type="float">
            <text:p>0.03834258</text:p>
          </table:table-cell>
          <table:table-cell office:value-type="float" office:value="0.18635864" calcext:value-type="float">
            <text:p>0.18635864</text:p>
          </table:table-cell>
          <table:table-cell office:value-type="float" office:value="0.00459339" calcext:value-type="float">
            <text:p>0.00459339</text:p>
          </table:table-cell>
          <table:table-cell office:value-type="float" office:value="0.77718578" calcext:value-type="float">
            <text:p>0.77718578</text:p>
          </table:table-cell>
          <table:table-cell office:value-type="float" office:value="0.00002765" calcext:value-type="float">
            <text:p>2.765E-05</text:p>
          </table:table-cell>
          <table:table-cell office:value-type="float" office:value="0.21819319" calcext:value-type="float">
            <text:p>0.21819319</text:p>
          </table:table-cell>
          <table:table-cell office:value-type="float" office:value="0.00258538" calcext:value-type="float">
            <text:p>0.00258538</text:p>
          </table:table-cell>
          <table:table-cell office:value-type="float" office:value="0.00002106" calcext:value-type="float">
            <text:p>2.106E-05</text:p>
          </table:table-cell>
          <table:table-cell office:value-type="float" office:value="0.8517357" calcext:value-type="float">
            <text:p>0.8517357</text:p>
          </table:table-cell>
          <table:table-cell office:value-type="float" office:value="0.14565786" calcext:value-type="float">
            <text:p>0.145657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4151244" calcext:value-type="float">
            <text:p>0.74151244</text:p>
          </table:table-cell>
          <table:table-cell office:value-type="float" office:value="0.00639291" calcext:value-type="float">
            <text:p>0.00639291</text:p>
          </table:table-cell>
          <table:table-cell office:value-type="float" office:value="0.03986313" calcext:value-type="float">
            <text:p>0.03986313</text:p>
          </table:table-cell>
          <table:table-cell office:value-type="float" office:value="0.21223152" calcext:value-type="float">
            <text:p>0.21223152</text:p>
          </table:table-cell>
          <table:table-cell office:value-type="float" office:value="0.00426711" calcext:value-type="float">
            <text:p>0.00426711</text:p>
          </table:table-cell>
          <table:table-cell office:value-type="float" office:value="0.75632225" calcext:value-type="float">
            <text:p>0.75632225</text:p>
          </table:table-cell>
          <table:table-cell office:value-type="float" office:value="0.00002769" calcext:value-type="float">
            <text:p>2.769E-05</text:p>
          </table:table-cell>
          <table:table-cell office:value-type="float" office:value="0.23938295" calcext:value-type="float">
            <text:p>0.23938295</text:p>
          </table:table-cell>
          <table:table-cell office:value-type="float" office:value="0.00236554" calcext:value-type="float">
            <text:p>0.00236554</text:p>
          </table:table-cell>
          <table:table-cell office:value-type="float" office:value="0.00002019" calcext:value-type="float">
            <text:p>2.019E-05</text:p>
          </table:table-cell>
          <table:table-cell office:value-type="float" office:value="0.84021897" calcext:value-type="float">
            <text:p>0.84021897</text:p>
          </table:table-cell>
          <table:table-cell office:value-type="float" office:value="0.1573953" calcext:value-type="float">
            <text:p>0.15739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1100954" calcext:value-type="float">
            <text:p>0.71100954</text:p>
          </table:table-cell>
          <table:table-cell office:value-type="float" office:value="0.00643216" calcext:value-type="float">
            <text:p>0.00643216</text:p>
          </table:table-cell>
          <table:table-cell office:value-type="float" office:value="0.04119074" calcext:value-type="float">
            <text:p>0.04119074</text:p>
          </table:table-cell>
          <table:table-cell office:value-type="float" office:value="0.24136756" calcext:value-type="float">
            <text:p>0.24136756</text:p>
          </table:table-cell>
          <table:table-cell office:value-type="float" office:value="0.00394433" calcext:value-type="float">
            <text:p>0.00394433</text:p>
          </table:table-cell>
          <table:table-cell office:value-type="float" office:value="0.73357937" calcext:value-type="float">
            <text:p>0.73357937</text:p>
          </table:table-cell>
          <table:table-cell office:value-type="float" office:value="0.00002758" calcext:value-type="float">
            <text:p>2.758E-05</text:p>
          </table:table-cell>
          <table:table-cell office:value-type="float" office:value="0.26244872" calcext:value-type="float">
            <text:p>0.26244872</text:p>
          </table:table-cell>
          <table:table-cell office:value-type="float" office:value="0.00216126" calcext:value-type="float">
            <text:p>0.00216126</text:p>
          </table:table-cell>
          <table:table-cell office:value-type="float" office:value="0.00001935" calcext:value-type="float">
            <text:p>1.935E-05</text:p>
          </table:table-cell>
          <table:table-cell office:value-type="float" office:value="0.82725786" calcext:value-type="float">
            <text:p>0.82725786</text:p>
          </table:table-cell>
          <table:table-cell office:value-type="float" office:value="0.17056152" calcext:value-type="float">
            <text:p>0.170561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73802" calcext:value-type="float">
            <text:p>0.6773802</text:p>
          </table:table-cell>
          <table:table-cell office:value-type="float" office:value="0.00644072" calcext:value-type="float">
            <text:p>0.00644072</text:p>
          </table:table-cell>
          <table:table-cell office:value-type="float" office:value="0.0422686" calcext:value-type="float">
            <text:p>0.0422686</text:p>
          </table:table-cell>
          <table:table-cell office:value-type="float" office:value="0.27391048" calcext:value-type="float">
            <text:p>0.27391048</text:p>
          </table:table-cell>
          <table:table-cell office:value-type="float" office:value="0.00362657" calcext:value-type="float">
            <text:p>0.00362657</text:p>
          </table:table-cell>
          <table:table-cell office:value-type="float" office:value="0.70891038" calcext:value-type="float">
            <text:p>0.70891038</text:p>
          </table:table-cell>
          <table:table-cell office:value-type="float" office:value="0.00002732" calcext:value-type="float">
            <text:p>2.732E-05</text:p>
          </table:table-cell>
          <table:table-cell office:value-type="float" office:value="0.28743573" calcext:value-type="float">
            <text:p>0.28743573</text:p>
          </table:table-cell>
          <table:table-cell office:value-type="float" office:value="0.00197124" calcext:value-type="float">
            <text:p>0.00197124</text:p>
          </table:table-cell>
          <table:table-cell office:value-type="float" office:value="0.00001855" calcext:value-type="float">
            <text:p>1.855E-05</text:p>
          </table:table-cell>
          <table:table-cell office:value-type="float" office:value="0.81270606" calcext:value-type="float">
            <text:p>0.81270606</text:p>
          </table:table-cell>
          <table:table-cell office:value-type="float" office:value="0.18530415" calcext:value-type="float">
            <text:p>0.185304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4064501" calcext:value-type="float">
            <text:p>0.64064501</text:p>
          </table:table-cell>
          <table:table-cell office:value-type="float" office:value="0.00641298" calcext:value-type="float">
            <text:p>0.00641298</text:p>
          </table:table-cell>
          <table:table-cell office:value-type="float" office:value="0.04303819" calcext:value-type="float">
            <text:p>0.04303819</text:p>
          </table:table-cell>
          <table:table-cell office:value-type="float" office:value="0.30990382" calcext:value-type="float">
            <text:p>0.30990382</text:p>
          </table:table-cell>
          <table:table-cell office:value-type="float" office:value="0.00331545" calcext:value-type="float">
            <text:p>0.00331545</text:p>
          </table:table-cell>
          <table:table-cell office:value-type="float" office:value="0.68230307" calcext:value-type="float">
            <text:p>0.68230307</text:p>
          </table:table-cell>
          <table:table-cell office:value-type="float" office:value="0.00002689" calcext:value-type="float">
            <text:p>2.689E-05</text:p>
          </table:table-cell>
          <table:table-cell office:value-type="float" office:value="0.3143546" calcext:value-type="float">
            <text:p>0.3143546</text:p>
          </table:table-cell>
          <table:table-cell office:value-type="float" office:value="0.00179429" calcext:value-type="float">
            <text:p>0.00179429</text:p>
          </table:table-cell>
          <table:table-cell office:value-type="float" office:value="0.00001778" calcext:value-type="float">
            <text:p>1.778E-05</text:p>
          </table:table-cell>
          <table:table-cell office:value-type="float" office:value="0.79641117" calcext:value-type="float">
            <text:p>0.79641117</text:p>
          </table:table-cell>
          <table:table-cell office:value-type="float" office:value="0.20177677" calcext:value-type="float">
            <text:p>0.201776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095564" calcext:value-type="float">
            <text:p>0.60095564</text:p>
          </table:table-cell>
          <table:table-cell office:value-type="float" office:value="0.00634373" calcext:value-type="float">
            <text:p>0.00634373</text:p>
          </table:table-cell>
          <table:table-cell office:value-type="float" office:value="0.04344303" calcext:value-type="float">
            <text:p>0.04344303</text:p>
          </table:table-cell>
          <table:table-cell office:value-type="float" office:value="0.34925761" calcext:value-type="float">
            <text:p>0.34925761</text:p>
          </table:table-cell>
          <table:table-cell office:value-type="float" office:value="0.0030126" calcext:value-type="float">
            <text:p>0.0030126</text:p>
          </table:table-cell>
          <table:table-cell office:value-type="float" office:value="0.65378784" calcext:value-type="float">
            <text:p>0.65378784</text:p>
          </table:table-cell>
          <table:table-cell office:value-type="float" office:value="0.00002629" calcext:value-type="float">
            <text:p>2.629E-05</text:p>
          </table:table-cell>
          <table:table-cell office:value-type="float" office:value="0.34317327" calcext:value-type="float">
            <text:p>0.34317327</text:p>
          </table:table-cell>
          <table:table-cell office:value-type="float" office:value="0.00162935" calcext:value-type="float">
            <text:p>0.00162935</text:p>
          </table:table-cell>
          <table:table-cell office:value-type="float" office:value="0.00001703" calcext:value-type="float">
            <text:p>1.703E-05</text:p>
          </table:table-cell>
          <table:table-cell office:value-type="float" office:value="0.77821896" calcext:value-type="float">
            <text:p>0.77821896</text:p>
          </table:table-cell>
          <table:table-cell office:value-type="float" office:value="0.22013467" calcext:value-type="float">
            <text:p>0.220134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5861934" calcext:value-type="float">
            <text:p>0.55861934</text:p>
          </table:table-cell>
          <table:table-cell office:value-type="float" office:value="0.0062287" calcext:value-type="float">
            <text:p>0.0062287</text:p>
          </table:table-cell>
          <table:table-cell office:value-type="float" office:value="0.0434335" calcext:value-type="float">
            <text:p>0.0434335</text:p>
          </table:table-cell>
          <table:table-cell office:value-type="float" office:value="0.39171846" calcext:value-type="float">
            <text:p>0.39171846</text:p>
          </table:table-cell>
          <table:table-cell office:value-type="float" office:value="0.00271972" calcext:value-type="float">
            <text:p>0.00271972</text:p>
          </table:table-cell>
          <table:table-cell office:value-type="float" office:value="0.62344539" calcext:value-type="float">
            <text:p>0.62344539</text:p>
          </table:table-cell>
          <table:table-cell office:value-type="float" office:value="0.00002553" calcext:value-type="float">
            <text:p>2.553E-05</text:p>
          </table:table-cell>
          <table:table-cell office:value-type="float" office:value="0.37380936" calcext:value-type="float">
            <text:p>0.37380936</text:p>
          </table:table-cell>
          <table:table-cell office:value-type="float" office:value="0.0014755" calcext:value-type="float">
            <text:p>0.0014755</text:p>
          </table:table-cell>
          <table:table-cell office:value-type="float" office:value="0.00001629" calcext:value-type="float">
            <text:p>1.629E-05</text:p>
          </table:table-cell>
          <table:table-cell office:value-type="float" office:value="0.75797924" calcext:value-type="float">
            <text:p>0.75797924</text:p>
          </table:table-cell>
          <table:table-cell office:value-type="float" office:value="0.24052898" calcext:value-type="float">
            <text:p>0.240528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4113" calcext:value-type="float">
            <text:p>0.514113</text:p>
          </table:table-cell>
          <table:table-cell office:value-type="float" office:value="0.00606512" calcext:value-type="float">
            <text:p>0.00606512</text:p>
          </table:table-cell>
          <table:table-cell office:value-type="float" office:value="0.0429723" calcext:value-type="float">
            <text:p>0.0429723</text:p>
          </table:table-cell>
          <table:table-cell office:value-type="float" office:value="0.43684959" calcext:value-type="float">
            <text:p>0.43684959</text:p>
          </table:table-cell>
          <table:table-cell office:value-type="float" office:value="0.00243847" calcext:value-type="float">
            <text:p>0.00243847</text:p>
          </table:table-cell>
          <table:table-cell office:value-type="float" office:value="0.59141288" calcext:value-type="float">
            <text:p>0.59141288</text:p>
          </table:table-cell>
          <table:table-cell office:value-type="float" office:value="0.0000246" calcext:value-type="float">
            <text:p>2.46E-05</text:p>
          </table:table-cell>
          <table:table-cell office:value-type="float" office:value="0.40612405" calcext:value-type="float">
            <text:p>0.40612405</text:p>
          </table:table-cell>
          <table:table-cell office:value-type="float" office:value="0.00133191" calcext:value-type="float">
            <text:p>0.00133191</text:p>
          </table:table-cell>
          <table:table-cell office:value-type="float" office:value="0.00001555" calcext:value-type="float">
            <text:p>1.555E-05</text:p>
          </table:table-cell>
          <table:table-cell office:value-type="float" office:value="0.73555385" calcext:value-type="float">
            <text:p>0.73555385</text:p>
          </table:table-cell>
          <table:table-cell office:value-type="float" office:value="0.26309869" calcext:value-type="float">
            <text:p>0.263098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808057" calcext:value-type="float">
            <text:p>0.46808057</text:p>
          </table:table-cell>
          <table:table-cell office:value-type="float" office:value="0.00585221" calcext:value-type="float">
            <text:p>0.00585221</text:p>
          </table:table-cell>
          <table:table-cell office:value-type="float" office:value="0.04203991" calcext:value-type="float">
            <text:p>0.04203991</text:p>
          </table:table-cell>
          <table:table-cell office:value-type="float" office:value="0.48402731" calcext:value-type="float">
            <text:p>0.48402731</text:p>
          </table:table-cell>
          <table:table-cell office:value-type="float" office:value="0.00217047" calcext:value-type="float">
            <text:p>0.00217047</text:p>
          </table:table-cell>
          <table:table-cell office:value-type="float" office:value="0.55788776" calcext:value-type="float">
            <text:p>0.55788776</text:p>
          </table:table-cell>
          <table:table-cell office:value-type="float" office:value="0.00002353" calcext:value-type="float">
            <text:p>2.353E-05</text:p>
          </table:table-cell>
          <table:table-cell office:value-type="float" office:value="0.43991824" calcext:value-type="float">
            <text:p>0.43991824</text:p>
          </table:table-cell>
          <table:table-cell office:value-type="float" office:value="0.00119788" calcext:value-type="float">
            <text:p>0.00119788</text:p>
          </table:table-cell>
          <table:table-cell office:value-type="float" office:value="0.00001483" calcext:value-type="float">
            <text:p>1.483E-05</text:p>
          </table:table-cell>
          <table:table-cell office:value-type="float" office:value="0.71082686" calcext:value-type="float">
            <text:p>0.71082686</text:p>
          </table:table-cell>
          <table:table-cell office:value-type="float" office:value="0.28796043" calcext:value-type="float">
            <text:p>0.287960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130938" calcext:value-type="float">
            <text:p>0.42130938</text:p>
          </table:table-cell>
          <table:table-cell office:value-type="float" office:value="0.00559164" calcext:value-type="float">
            <text:p>0.00559164</text:p>
          </table:table-cell>
          <table:table-cell office:value-type="float" office:value="0.04063904" calcext:value-type="float">
            <text:p>0.04063904</text:p>
          </table:table-cell>
          <table:table-cell office:value-type="float" office:value="0.53245994" calcext:value-type="float">
            <text:p>0.53245994</text:p>
          </table:table-cell>
          <table:table-cell office:value-type="float" office:value="0.00191725" calcext:value-type="float">
            <text:p>0.00191725</text:p>
          </table:table-cell>
          <table:table-cell office:value-type="float" office:value="0.52312828" calcext:value-type="float">
            <text:p>0.52312828</text:p>
          </table:table-cell>
          <table:table-cell office:value-type="float" office:value="0.00002232" calcext:value-type="float">
            <text:p>2.232E-05</text:p>
          </table:table-cell>
          <table:table-cell office:value-type="float" office:value="0.47493215" calcext:value-type="float">
            <text:p>0.47493215</text:p>
          </table:table-cell>
          <table:table-cell office:value-type="float" office:value="0.00107281" calcext:value-type="float">
            <text:p>0.00107281</text:p>
          </table:table-cell>
          <table:table-cell office:value-type="float" office:value="0.0000141" calcext:value-type="float">
            <text:p>1.41E-05</text:p>
          </table:table-cell>
          <table:table-cell office:value-type="float" office:value="0.68371702" calcext:value-type="float">
            <text:p>0.68371702</text:p>
          </table:table-cell>
          <table:table-cell office:value-type="float" office:value="0.31519607" calcext:value-type="float">
            <text:p>0.315196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468443" calcext:value-type="float">
            <text:p>0.37468443</text:p>
          </table:table-cell>
          <table:table-cell office:value-type="float" office:value="0.00528763" calcext:value-type="float">
            <text:p>0.00528763</text:p>
          </table:table-cell>
          <table:table-cell office:value-type="float" office:value="0.03879708" calcext:value-type="float">
            <text:p>0.03879708</text:p>
          </table:table-cell>
          <table:table-cell office:value-type="float" office:value="0.58123085" calcext:value-type="float">
            <text:p>0.58123085</text:p>
          </table:table-cell>
          <table:table-cell office:value-type="float" office:value="0.00168012" calcext:value-type="float">
            <text:p>0.00168012</text:p>
          </table:table-cell>
          <table:table-cell office:value-type="float" office:value="0.48744984" calcext:value-type="float">
            <text:p>0.4874498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51084904" calcext:value-type="float">
            <text:p>0.51084904</text:p>
          </table:table-cell>
          <table:table-cell office:value-type="float" office:value="0.00095623" calcext:value-type="float">
            <text:p>0.00095623</text:p>
          </table:table-cell>
          <table:table-cell office:value-type="float" office:value="0.00001336" calcext:value-type="float">
            <text:p>1.336E-05</text:p>
          </table:table-cell>
          <table:table-cell office:value-type="float" office:value="0.65419197" calcext:value-type="float">
            <text:p>0.65419197</text:p>
          </table:table-cell>
          <table:table-cell office:value-type="float" office:value="0.34483844" calcext:value-type="float">
            <text:p>0.344838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912451" calcext:value-type="float">
            <text:p>0.32912451</text:p>
          </table:table-cell>
          <table:table-cell office:value-type="float" office:value="0.0049469" calcext:value-type="float">
            <text:p>0.0049469</text:p>
          </table:table-cell>
          <table:table-cell office:value-type="float" office:value="0.03656577" calcext:value-type="float">
            <text:p>0.03656577</text:p>
          </table:table-cell>
          <table:table-cell office:value-type="float" office:value="0.62936282" calcext:value-type="float">
            <text:p>0.62936282</text:p>
          </table:table-cell>
          <table:table-cell office:value-type="float" office:value="0.00146022" calcext:value-type="float">
            <text:p>0.00146022</text:p>
          </table:table-cell>
          <table:table-cell office:value-type="float" office:value="0.45121676" calcext:value-type="float">
            <text:p>0.45121676</text:p>
          </table:table-cell>
          <table:table-cell office:value-type="float" office:value="0.00001958" calcext:value-type="float">
            <text:p>1.958E-05</text:p>
          </table:table-cell>
          <table:table-cell office:value-type="float" office:value="0.54730343" calcext:value-type="float">
            <text:p>0.54730343</text:p>
          </table:table-cell>
          <table:table-cell office:value-type="float" office:value="0.00084774" calcext:value-type="float">
            <text:p>0.00084774</text:p>
          </table:table-cell>
          <table:table-cell office:value-type="float" office:value="0.00001261" calcext:value-type="float">
            <text:p>1.261E-05</text:p>
          </table:table-cell>
          <table:table-cell office:value-type="float" office:value="0.62228356" calcext:value-type="float">
            <text:p>0.62228356</text:p>
          </table:table-cell>
          <table:table-cell office:value-type="float" office:value="0.37685608" calcext:value-type="float">
            <text:p>0.376856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550907" calcext:value-type="float">
            <text:p>0.28550907</text:p>
          </table:table-cell>
          <table:table-cell office:value-type="float" office:value="0.00457815" calcext:value-type="float">
            <text:p>0.00457815</text:p>
          </table:table-cell>
          <table:table-cell office:value-type="float" office:value="0.03401775" calcext:value-type="float">
            <text:p>0.03401775</text:p>
          </table:table-cell>
          <table:table-cell office:value-type="float" office:value="0.67589503" calcext:value-type="float">
            <text:p>0.67589503</text:p>
          </table:table-cell>
          <table:table-cell office:value-type="float" office:value="0.00125837" calcext:value-type="float">
            <text:p>0.00125837</text:p>
          </table:table-cell>
          <table:table-cell office:value-type="float" office:value="0.41482957" calcext:value-type="float">
            <text:p>0.41482957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0.58389397" calcext:value-type="float">
            <text:p>0.58389397</text:p>
          </table:table-cell>
          <table:table-cell office:value-type="float" office:value="0.00074706" calcext:value-type="float">
            <text:p>0.00074706</text:p>
          </table:table-cell>
          <table:table-cell office:value-type="float" office:value="0.00001186" calcext:value-type="float">
            <text:p>1.186E-05</text:p>
          </table:table-cell>
          <table:table-cell office:value-type="float" office:value="0.58810285" calcext:value-type="float">
            <text:p>0.58810285</text:p>
          </table:table-cell>
          <table:table-cell office:value-type="float" office:value="0.41113822" calcext:value-type="float">
            <text:p>0.411138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460772" calcext:value-type="float">
            <text:p>0.24460772</text:p>
          </table:table-cell>
          <table:table-cell office:value-type="float" office:value="0.00419138" calcext:value-type="float">
            <text:p>0.00419138</text:p>
          </table:table-cell>
          <table:table-cell office:value-type="float" office:value="0.03124042" calcext:value-type="float">
            <text:p>0.03124042</text:p>
          </table:table-cell>
          <table:table-cell office:value-type="float" office:value="0.71996047" calcext:value-type="float">
            <text:p>0.71996047</text:p>
          </table:table-cell>
          <table:table-cell office:value-type="float" office:value="0.00107504" calcext:value-type="float">
            <text:p>0.00107504</text:p>
          </table:table-cell>
          <table:table-cell office:value-type="float" office:value="0.37870849" calcext:value-type="float">
            <text:p>0.37870849</text:p>
          </table:table-cell>
          <table:table-cell office:value-type="float" office:value="0.00001657" calcext:value-type="float">
            <text:p>1.657E-05</text:p>
          </table:table-cell>
          <table:table-cell office:value-type="float" office:value="0.6201999" calcext:value-type="float">
            <text:p>0.6201999</text:p>
          </table:table-cell>
          <table:table-cell office:value-type="float" office:value="0.00065398" calcext:value-type="float">
            <text:p>0.00065398</text:p>
          </table:table-cell>
          <table:table-cell office:value-type="float" office:value="0.00001109" calcext:value-type="float">
            <text:p>1.109E-05</text:p>
          </table:table-cell>
          <table:table-cell office:value-type="float" office:value="0.55185271" calcext:value-type="float">
            <text:p>0.55185271</text:p>
          </table:table-cell>
          <table:table-cell office:value-type="float" office:value="0.44748221" calcext:value-type="float">
            <text:p>0.447482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0702419" calcext:value-type="float">
            <text:p>0.20702419</text:p>
          </table:table-cell>
          <table:table-cell office:value-type="float" office:value="0.00379704" calcext:value-type="float">
            <text:p>0.00379704</text:p>
          </table:table-cell>
          <table:table-cell office:value-type="float" office:value="0.0283282" calcext:value-type="float">
            <text:p>0.0283282</text:p>
          </table:table-cell>
          <table:table-cell office:value-type="float" office:value="0.76085057" calcext:value-type="float">
            <text:p>0.76085057</text:p>
          </table:table-cell>
          <table:table-cell office:value-type="float" office:value="0.00091039" calcext:value-type="float">
            <text:p>0.00091039</text:p>
          </table:table-cell>
          <table:table-cell office:value-type="float" office:value="0.34327444" calcext:value-type="float">
            <text:p>0.34327444</text:p>
          </table:table-cell>
          <table:table-cell office:value-type="float" office:value="0.00001504" calcext:value-type="float">
            <text:p>1.504E-05</text:p>
          </table:table-cell>
          <table:table-cell office:value-type="float" office:value="0.65580014" calcext:value-type="float">
            <text:p>0.65580014</text:p>
          </table:table-cell>
          <table:table-cell office:value-type="float" office:value="0.00056835" calcext:value-type="float">
            <text:p>0.00056835</text:p>
          </table:table-cell>
          <table:table-cell office:value-type="float" office:value="0.00001032" calcext:value-type="float">
            <text:p>1.032E-05</text:p>
          </table:table-cell>
          <table:table-cell office:value-type="float" office:value="0.51383586" calcext:value-type="float">
            <text:p>0.51383586</text:p>
          </table:table-cell>
          <table:table-cell office:value-type="float" office:value="0.48558547" calcext:value-type="float">
            <text:p>0.485585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7316313" calcext:value-type="float">
            <text:p>0.17316313</text:p>
          </table:table-cell>
          <table:table-cell office:value-type="float" office:value="0.00340514" calcext:value-type="float">
            <text:p>0.00340514</text:p>
          </table:table-cell>
          <table:table-cell office:value-type="float" office:value="0.02537432" calcext:value-type="float">
            <text:p>0.02537432</text:p>
          </table:table-cell>
          <table:table-cell office:value-type="float" office:value="0.79805741" calcext:value-type="float">
            <text:p>0.79805741</text:p>
          </table:table-cell>
          <table:table-cell office:value-type="float" office:value="0.00076416" calcext:value-type="float">
            <text:p>0.00076416</text:p>
          </table:table-cell>
          <table:table-cell office:value-type="float" office:value="0.30892926" calcext:value-type="float">
            <text:p>0.30892926</text:p>
          </table:table-cell>
          <table:table-cell office:value-type="float" office:value="0.00001352" calcext:value-type="float">
            <text:p>1.352E-05</text:p>
          </table:table-cell>
          <table:table-cell office:value-type="float" office:value="0.69029306" calcext:value-type="float">
            <text:p>0.69029306</text:p>
          </table:table-cell>
          <table:table-cell office:value-type="float" office:value="0.00049006" calcext:value-type="float">
            <text:p>0.00049006</text:p>
          </table:table-cell>
          <table:table-cell table:style-name="ce1" office:value-type="float" office:value="0.00000954" calcext:value-type="float">
            <text:p>9.54E-06</text:p>
          </table:table-cell>
          <table:table-cell office:value-type="float" office:value="0.47445571" calcext:value-type="float">
            <text:p>0.47445571</text:p>
          </table:table-cell>
          <table:table-cell office:value-type="float" office:value="0.5250447" calcext:value-type="float">
            <text:p>0.52504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4322281" calcext:value-type="float">
            <text:p>0.14322281</text:p>
          </table:table-cell>
          <table:table-cell office:value-type="float" office:value="0.0030246" calcext:value-type="float">
            <text:p>0.0030246</text:p>
          </table:table-cell>
          <table:table-cell office:value-type="float" office:value="0.02246375" calcext:value-type="float">
            <text:p>0.02246375</text:p>
          </table:table-cell>
          <table:table-cell office:value-type="float" office:value="0.83128885" calcext:value-type="float">
            <text:p>0.83128885</text:p>
          </table:table-cell>
          <table:table-cell office:value-type="float" office:value="0.0006358" calcext:value-type="float">
            <text:p>0.0006358</text:p>
          </table:table-cell>
          <table:table-cell office:value-type="float" office:value="0.27603716" calcext:value-type="float">
            <text:p>0.27603716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0.72331501" calcext:value-type="float">
            <text:p>0.72331501</text:p>
          </table:table-cell>
          <table:table-cell office:value-type="float" office:value="0.000419" calcext:value-type="float">
            <text:p>0.000419</text:p>
          </table:table-cell>
          <table:table-cell table:style-name="ce1" office:value-type="float" office:value="0.000008759" calcext:value-type="float">
            <text:p>8.76E-06</text:p>
          </table:table-cell>
          <table:table-cell office:value-type="float" office:value="0.43420796" calcext:value-type="float">
            <text:p>0.43420796</text:p>
          </table:table-cell>
          <table:table-cell office:value-type="float" office:value="0.56536428" calcext:value-type="float">
            <text:p>0.565364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17211" calcext:value-type="float">
            <text:p>0.117211</text:p>
          </table:table-cell>
          <table:table-cell office:value-type="float" office:value="0.00266268" calcext:value-type="float">
            <text:p>0.00266268</text:p>
          </table:table-cell>
          <table:table-cell office:value-type="float" office:value="0.01966797" calcext:value-type="float">
            <text:p>0.01966797</text:p>
          </table:table-cell>
          <table:table-cell office:value-type="float" office:value="0.86045836" calcext:value-type="float">
            <text:p>0.86045836</text:p>
          </table:table-cell>
          <table:table-cell office:value-type="float" office:value="0.0005244" calcext:value-type="float">
            <text:p>0.0005244</text:p>
          </table:table-cell>
          <table:table-cell office:value-type="float" office:value="0.24490913" calcext:value-type="float">
            <text:p>0.24490913</text:p>
          </table:table-cell>
          <table:table-cell office:value-type="float" office:value="0.00001062" calcext:value-type="float">
            <text:p>1.062E-05</text:p>
          </table:table-cell>
          <table:table-cell office:value-type="float" office:value="0.75455585" calcext:value-type="float">
            <text:p>0.75455585</text:p>
          </table:table-cell>
          <table:table-cell office:value-type="float" office:value="0.00035508" calcext:value-type="float">
            <text:p>0.00035508</text:p>
          </table:table-cell>
          <table:table-cell table:style-name="ce1" office:value-type="float" office:value="0.000007985" calcext:value-type="float">
            <text:p>7.99E-06</text:p>
          </table:table-cell>
          <table:table-cell office:value-type="float" office:value="0.39366198" calcext:value-type="float">
            <text:p>0.39366198</text:p>
          </table:table-cell>
          <table:table-cell office:value-type="float" office:value="0.60597496" calcext:value-type="float">
            <text:p>0.605974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497755" calcext:value-type="float">
            <text:p>0.09497755</text:p>
          </table:table-cell>
          <table:table-cell office:value-type="float" office:value="0.0023248" calcext:value-type="float">
            <text:p>0.0023248</text:p>
          </table:table-cell>
          <table:table-cell office:value-type="float" office:value="0.0170421" calcext:value-type="float">
            <text:p>0.0170421</text:p>
          </table:table-cell>
          <table:table-cell office:value-type="float" office:value="0.88565554" calcext:value-type="float">
            <text:p>0.88565554</text:p>
          </table:table-cell>
          <table:table-cell office:value-type="float" office:value="0.00042882" calcext:value-type="float">
            <text:p>0.00042882</text:p>
          </table:table-cell>
          <table:table-cell office:value-type="float" office:value="0.21579173" calcext:value-type="float">
            <text:p>0.21579173</text:p>
          </table:table-cell>
          <table:table-cell table:style-name="ce1" office:value-type="float" office:value="0.000009288" calcext:value-type="float">
            <text:p>9.29E-06</text:p>
          </table:table-cell>
          <table:table-cell office:value-type="float" office:value="0.78377016" calcext:value-type="float">
            <text:p>0.78377016</text:p>
          </table:table-cell>
          <table:table-cell office:value-type="float" office:value="0.00029812" calcext:value-type="float">
            <text:p>0.00029812</text:p>
          </table:table-cell>
          <table:table-cell table:style-name="ce1" office:value-type="float" office:value="0.000007224" calcext:value-type="float">
            <text:p>7.22E-06</text:p>
          </table:table-cell>
          <table:table-cell office:value-type="float" office:value="0.35343237" calcext:value-type="float">
            <text:p>0.35343237</text:p>
          </table:table-cell>
          <table:table-cell office:value-type="float" office:value="0.64626229" calcext:value-type="float">
            <text:p>0.646262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625548" calcext:value-type="float">
            <text:p>0.07625548</text:p>
          </table:table-cell>
          <table:table-cell office:value-type="float" office:value="0.00201452" calcext:value-type="float">
            <text:p>0.00201452</text:p>
          </table:table-cell>
          <table:table-cell office:value-type="float" office:value="0.01462427" calcext:value-type="float">
            <text:p>0.01462427</text:p>
          </table:table-cell>
          <table:table-cell office:value-type="float" office:value="0.90710573" calcext:value-type="float">
            <text:p>0.90710573</text:p>
          </table:table-cell>
          <table:table-cell office:value-type="float" office:value="0.00034774" calcext:value-type="float">
            <text:p>0.00034774</text:p>
          </table:table-cell>
          <table:table-cell office:value-type="float" office:value="0.18886099" calcext:value-type="float">
            <text:p>0.18886099</text:p>
          </table:table-cell>
          <table:table-cell table:style-name="ce1" office:value-type="float" office:value="0.00000805" calcext:value-type="float">
            <text:p>8.05E-06</text:p>
          </table:table-cell>
          <table:table-cell office:value-type="float" office:value="0.81078322" calcext:value-type="float">
            <text:p>0.81078322</text:p>
          </table:table-cell>
          <table:table-cell office:value-type="float" office:value="0.00024792" calcext:value-type="float">
            <text:p>0.00024792</text:p>
          </table:table-cell>
          <table:table-cell table:style-name="ce1" office:value-type="float" office:value="0.000006484" calcext:value-type="float">
            <text:p>6.48E-06</text:p>
          </table:table-cell>
          <table:table-cell office:value-type="float" office:value="0.31414331" calcext:value-type="float">
            <text:p>0.31414331</text:p>
          </table:table-cell>
          <table:table-cell office:value-type="float" office:value="0.68560228" calcext:value-type="float">
            <text:p>0.685602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070307" calcext:value-type="float">
            <text:p>0.06070307</text:p>
          </table:table-cell>
          <table:table-cell office:value-type="float" office:value="0.00173366" calcext:value-type="float">
            <text:p>0.00173366</text:p>
          </table:table-cell>
          <table:table-cell office:value-type="float" office:value="0.0124367" calcext:value-type="float">
            <text:p>0.0124367</text:p>
          </table:table-cell>
          <table:table-cell office:value-type="float" office:value="0.92512658" calcext:value-type="float">
            <text:p>0.92512658</text:p>
          </table:table-cell>
          <table:table-cell office:value-type="float" office:value="0.00027969" calcext:value-type="float">
            <text:p>0.00027969</text:p>
          </table:table-cell>
          <table:table-cell office:value-type="float" office:value="0.16422155" calcext:value-type="float">
            <text:p>0.16422155</text:p>
          </table:table-cell>
          <table:table-cell table:style-name="ce1" office:value-type="float" office:value="0.000006917" calcext:value-type="float">
            <text:p>6.92E-06</text:p>
          </table:table-cell>
          <table:table-cell office:value-type="float" office:value="0.83549184" calcext:value-type="float">
            <text:p>0.83549184</text:p>
          </table:table-cell>
          <table:table-cell office:value-type="float" office:value="0.00020418" calcext:value-type="float">
            <text:p>0.00020418</text:p>
          </table:table-cell>
          <table:table-cell table:style-name="ce1" office:value-type="float" office:value="0.000005773" calcext:value-type="float">
            <text:p>5.77E-06</text:p>
          </table:table-cell>
          <table:table-cell office:value-type="float" office:value="0.27638963" calcext:value-type="float">
            <text:p>0.27638963</text:p>
          </table:table-cell>
          <table:table-cell office:value-type="float" office:value="0.72340042" calcext:value-type="float">
            <text:p>0.723400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45:41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6:06:42.360000000</meta:creation-date>
    <dc:date>2023-10-16T18:48:16.031000000</dc:date>
    <meta:editing-duration>PT2M58S</meta:editing-duration>
    <meta:editing-cycles>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